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1-16)'.D8"/>
      <style:map style:condition="cell-content()=&quot;Exception Rejected&quot;" style:apply-style-name="Orange_20_Fill" style:base-cell-address="'DATE (24-11-16)'.D8"/>
      <style:map style:condition="cell-content()=&quot;Compliance Expected&quot;" style:apply-style-name="Light_20_Green_20_Fill" style:base-cell-address="'DATE (24-11-16)'.D8"/>
      <style:map style:condition="cell-content()=&quot;Exception Granted&quot;" style:apply-style-name="Dark_20_Green_20_Fill" style:base-cell-address="'DATE (24-11-16)'.D8"/>
      <style:map style:condition="cell-content()=&quot;Compliant&quot;" style:apply-style-name="Emerald_20_Fill" style:base-cell-address="'DATE (24-11-16)'.D8"/>
      <style:map style:condition="cell-content()=&quot;Not-Applicable&quot;" style:apply-style-name="Note" style:base-cell-address="'DATE (24-11-16)'.D8"/>
      <style:map style:condition="cell-content()=&quot;Exception Requested&quot;" style:apply-style-name="Yellow_20_Fill" style:base-cell-address="'DATE (24-11-16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0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2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12-01)'.D8"/>
      <style:map style:condition="cell-content()=&quot;Exception Rejected&quot;" style:apply-style-name="Orange_20_Fill" style:base-cell-address="'DATE (24-12-01)'.D8"/>
      <style:map style:condition="cell-content()=&quot;Compliance Expected&quot;" style:apply-style-name="Light_20_Green_20_Fill" style:base-cell-address="'DATE (24-12-01)'.D8"/>
      <style:map style:condition="cell-content()=&quot;Exception Granted&quot;" style:apply-style-name="Dark_20_Green_20_Fill" style:base-cell-address="'DATE (24-12-01)'.D8"/>
      <style:map style:condition="cell-content()=&quot;Compliant&quot;" style:apply-style-name="Emerald_20_Fill" style:base-cell-address="'DATE (24-12-01)'.D8"/>
      <style:map style:condition="cell-content()=&quot;Not-Applicable&quot;" style:apply-style-name="Note" style:base-cell-address="'DATE (24-12-01)'.D8"/>
      <style:map style:condition="cell-content()=&quot;Exception Requested&quot;" style:apply-style-name="Yellow_20_Fill" style:base-cell-address="'DATE (24-12-01)'.D8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11-16)'.D8">
          <table:error-message table:message-type="stop" table:display="true"/>
        </table:content-validation>
      </table:content-validations>
      <table:table table:name="DATE (24-11-16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4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here is no reason to exclude Greek Barracks eye candy, but there are no column eye candies.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Map is not nomad.</text:p>
          </table:table-cell>
          <table:table-cell table:content-validation-name="val2" office:value-type="string" calcext:value-type="string">
            <text:p>Not-Applicable</text:p>
          </table:table-cell>
          <table:table-cell office:value-type="string" calcext:value-type="string">
            <text:p>no nomad map</text:p>
          </table:table-cell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0.58 of 2.5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0.557 M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ybrid random direct placement, 40 locations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in about 50% of my 1v1 generation neutral res seemed to be very one-sided</text:p>
          </table:table-cell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5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8" calcext:value-type="float" table:number-columns-spanned="2" table:number-rows-spanned="1">
            <text:p>48</text:p>
          </table:table-cell>
          <table:covered-table-cell/>
          <table:table-cell table:style-name="ce12" table:formula="of:=COUNTIF([.$F$8:.$F$79];[.A87])" office:value-type="float" office:value="46" calcext:value-type="float" table:number-columns-spanned="2" table:number-rows-spanned="1">
            <text:p>46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9];[.A88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1-16)'.F39:'DATE (24-11-16)'.F41 'DATE (24-11-16)'.F43:'DATE (24-11-16)'.F43 'DATE (24-11-16)'.F45:'DATE (24-11-16)'.F48 'DATE (24-11-16)'.F50:'DATE (24-11-16)'.F53 'DATE (24-11-16)'.F55:'DATE (24-11-16)'.F55 'DATE (24-11-16)'.F57:'DATE (24-11-16)'.F58 'DATE (24-11-16)'.F60:'DATE (24-11-16)'.F62 'DATE (24-11-16)'.F64:'DATE (24-11-16)'.F71 'DATE (24-11-16)'.F73:'DATE (24-11-16)'.F73 'DATE (24-11-16)'.F75:'DATE (24-11-16)'.F75 'DATE (24-11-16)'.F77:'DATE (24-11-16)'.F77 'DATE (24-11-16)'.F79:'DATE (24-11-16)'.F79 'DATE (24-11-16)'.D39:'DATE (24-11-16)'.D41 'DATE (24-11-16)'.D43:'DATE (24-11-16)'.D43 'DATE (24-11-16)'.D45:'DATE (24-11-16)'.D48 'DATE (24-11-16)'.D50:'DATE (24-11-16)'.D53 'DATE (24-11-16)'.D55:'DATE (24-11-16)'.D55 'DATE (24-11-16)'.D57:'DATE (24-11-16)'.D58 'DATE (24-11-16)'.D60:'DATE (24-11-16)'.D62 'DATE (24-11-16)'.D64:'DATE (24-11-16)'.D71 'DATE (24-11-16)'.D73:'DATE (24-11-16)'.D73 'DATE (24-11-16)'.D75:'DATE (24-11-16)'.D75 'DATE (24-11-16)'.D77:'DATE (24-11-16)'.D77 'DATE (24-11-16)'.D79:'DATE (24-11-16)'.D79 'DATE (24-11-16)'.D8:'DATE (24-11-16)'.D36 'DATE (24-11-16)'.F8:'DATE (24-11-16)'.F36">
            <calcext:condition calcext:apply-style-name="Red Fill" calcext:value="=&quot;Non-Compliant&quot;" calcext:base-cell-address="'DATE (24-11-16)'.D8"/>
            <calcext:condition calcext:apply-style-name="Orange Fill" calcext:value="=&quot;Exception Rejected&quot;" calcext:base-cell-address="'DATE (24-11-16)'.D8"/>
            <calcext:condition calcext:apply-style-name="Light Green Fill" calcext:value="=&quot;Compliance Expected&quot;" calcext:base-cell-address="'DATE (24-11-16)'.D8"/>
            <calcext:condition calcext:apply-style-name="Dark Green Fill" calcext:value="=&quot;Exception Granted&quot;" calcext:base-cell-address="'DATE (24-11-16)'.D8"/>
            <calcext:condition calcext:apply-style-name="Emerald Fill" calcext:value="=&quot;Compliant&quot;" calcext:base-cell-address="'DATE (24-11-16)'.D8"/>
            <calcext:condition calcext:apply-style-name="Note" calcext:value="=&quot;Not-Applicable&quot;" calcext:base-cell-address="'DATE (24-11-16)'.D8"/>
            <calcext:condition calcext:apply-style-name="Yellow Fill" calcext:value="=&quot;Exception Requested&quot;" calcext:base-cell-address="'DATE (24-11-16)'.D8"/>
          </calcext:conditional-format>
        </calcext:conditional-formats>
      </table:table>
      <table:table table:name="DATE (24-12-0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108"/>
        <table:table-column table:style-name="co5" table:default-cell-style-name="ce49"/>
        <table:table-column table:style-name="co6" table:default-cell-style-name="ce111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heo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4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D</text:p>
          </table:table-cell>
          <table:table-cell office:value-type="string" calcext:value-type="string">
            <text:p>Elevatio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Plane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Terrain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Terrain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D</text:p>
          </table:table-cell>
          <table:table-cell office:value-type="string" calcext:value-type="string">
            <text:p>Terrain, Spa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Summi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Mo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-R1</text:p>
          </table:table-cell>
          <table:table-cell table:style-name="ce3" table:number-columns-repeated="2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pec has been updated so that this is no longer non-compliant</text:p>
          </table:table-cell>
          <table:table-cell table:content-validation-name="val2" office:value-type="string" calcext:value-type="string">
            <text:p>Exception Granted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109" table:content-validation-name="val1"/>
          <table:table-cell table:style-name="ce68"/>
          <table:table-cell table:style-name="ce112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110" table:content-validation-name="val1"/>
          <table:table-cell table:style-name="ce73"/>
          <table:table-cell table:style-name="ce113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How is this file not .rms?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Should be fixed now!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8:.$F$79];[.A85])" office:value-type="float" office:value="2" calcext:value-type="float" table:number-columns-spanned="2" table:number-rows-spanned="1">
            <text:p>2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9" calcext:value-type="float" table:number-columns-spanned="2" table:number-rows-spanned="1">
            <text:p>49</text:p>
          </table:table-cell>
          <table:covered-table-cell/>
          <table:table-cell table:style-name="ce12" table:formula="of:=COUNTIF([.$F$8:.$F$79];[.A87])" office:value-type="float" office:value="46" calcext:value-type="float" table:number-columns-spanned="2" table:number-rows-spanned="1">
            <text:p>46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79];[.A88])" office:value-type="float" office:value="1" calcext:value-type="float" table:number-columns-spanned="2" table:number-rows-spanned="1">
            <text:p>1</text:p>
          </table:table-cell>
          <table:covered-table-cell table:style-name="ce49"/>
        </table:table-row>
        <calcext:conditional-formats>
          <calcext:conditional-format calcext:target-range-address="'DATE (24-12-01)'.F39:'DATE (24-12-01)'.F41 'DATE (24-12-01)'.F43:'DATE (24-12-01)'.F43 'DATE (24-12-01)'.F45:'DATE (24-12-01)'.F48 'DATE (24-12-01)'.F50:'DATE (24-12-01)'.F53 'DATE (24-12-01)'.F55:'DATE (24-12-01)'.F55 'DATE (24-12-01)'.F57:'DATE (24-12-01)'.F58 'DATE (24-12-01)'.F60:'DATE (24-12-01)'.F62 'DATE (24-12-01)'.F64:'DATE (24-12-01)'.F71 'DATE (24-12-01)'.F73:'DATE (24-12-01)'.F73 'DATE (24-12-01)'.F75:'DATE (24-12-01)'.F75 'DATE (24-12-01)'.F77:'DATE (24-12-01)'.F77 'DATE (24-12-01)'.F79:'DATE (24-12-01)'.F79 'DATE (24-12-01)'.D39:'DATE (24-12-01)'.D41 'DATE (24-12-01)'.D43:'DATE (24-12-01)'.D43 'DATE (24-12-01)'.D45:'DATE (24-12-01)'.D48 'DATE (24-12-01)'.D50:'DATE (24-12-01)'.D53 'DATE (24-12-01)'.D55:'DATE (24-12-01)'.D55 'DATE (24-12-01)'.D57:'DATE (24-12-01)'.D58 'DATE (24-12-01)'.D60:'DATE (24-12-01)'.D62 'DATE (24-12-01)'.D64:'DATE (24-12-01)'.D71 'DATE (24-12-01)'.D73:'DATE (24-12-01)'.D73 'DATE (24-12-01)'.D75:'DATE (24-12-01)'.D75 'DATE (24-12-01)'.D77:'DATE (24-12-01)'.D77 'DATE (24-12-01)'.D79:'DATE (24-12-01)'.D79 'DATE (24-12-01)'.D8:'DATE (24-12-01)'.D36 'DATE (24-12-01)'.F8:'DATE (24-12-01)'.F36">
            <calcext:condition calcext:apply-style-name="Red Fill" calcext:value="=&quot;Non-Compliant&quot;" calcext:base-cell-address="'DATE (24-12-01)'.D8"/>
            <calcext:condition calcext:apply-style-name="Orange Fill" calcext:value="=&quot;Exception Rejected&quot;" calcext:base-cell-address="'DATE (24-12-01)'.D8"/>
            <calcext:condition calcext:apply-style-name="Light Green Fill" calcext:value="=&quot;Compliance Expected&quot;" calcext:base-cell-address="'DATE (24-12-01)'.D8"/>
            <calcext:condition calcext:apply-style-name="Dark Green Fill" calcext:value="=&quot;Exception Granted&quot;" calcext:base-cell-address="'DATE (24-12-01)'.D8"/>
            <calcext:condition calcext:apply-style-name="Emerald Fill" calcext:value="=&quot;Compliant&quot;" calcext:base-cell-address="'DATE (24-12-01)'.D8"/>
            <calcext:condition calcext:apply-style-name="Note" calcext:value="=&quot;Not-Applicable&quot;" calcext:base-cell-address="'DATE (24-12-01)'.D8"/>
            <calcext:condition calcext:apply-style-name="Yellow Fill" calcext:value="=&quot;Exception Requested&quot;" calcext:base-cell-address="'DATE (24-12-01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1T13:39:55.638000000</dc:date>
    <meta:editing-duration>P2DT17H47M6S</meta:editing-duration>
    <meta:editing-cycles>219</meta:editing-cycles>
    <meta:generator>LibreOffice/24.8.3.2$Windows_X86_64 LibreOffice_project/48a6bac9e7e268aeb4c3483fcf825c94556d9f92</meta:generator>
    <meta:document-statistic meta:table-count="2" meta:cell-count="508" meta:object-count="0"/>
  </office:meta>
</office:document-meta>
</file>